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Triangle_20_unfilled" draw:marker-end-width="0.6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4" draw:id="id4" draw:layer="layout" svg:width="6.598cm" svg:height="1.8cm" svg:x="14.202cm" svg:y="5cm">
          <text:p text:style-name="P1"><text:span text:style-name="T1">TestInterface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8cm" svg:height="1.944cm" svg:x="13.1cm" svg:y="9.756cm">
          <text:p text:style-name="P1"><text:span text:style-name="T1">TestInterface (comm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2cm" svg:height="2.2cm" svg:x="9.8cm" svg:y="14.5cm">
          <text:p text:style-name="P1"><text:span text:style-name="T1">EtnaTest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cm" svg:height="2.258cm" svg:x="17.3cm" svg:y="14.442cm">
          <text:p text:style-name="P1"><text:span text:style-name="T1">&lt;Host&gt;Test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398cm" svg:height="2cm" svg:x="14.302cm" svg:y="1cm">
          <text:p text:style-name="P1"><text:span text:style-name="T1">RtiMsgHandl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4cm" svg:y1="14.5cm" svg:x2="17.5cm" svg:y2="11.7cm" draw:start-shape="id1" draw:start-glue-point="0" draw:end-shape="id2" draw:end-glue-point="2" svg:d="m13400 14500 4100-2800" svg:viewBox="0 0 4101 2801">
          <text:p text:style-name="P1"/>
        </draw:connector>
        <draw:connector draw:style-name="gr2" draw:text-style-name="P3" draw:layer="layout" draw:type="line" svg:x1="20.8cm" svg:y1="14.442cm" svg:x2="17.5cm" svg:y2="11.7cm" draw:start-shape="id3" draw:start-glue-point="0" draw:end-shape="id2" draw:end-glue-point="2" svg:d="m20800 14442-3300-2742" svg:viewBox="0 0 3301 2743">
          <text:p text:style-name="P1"/>
        </draw:connector>
        <draw:connector draw:style-name="gr2" draw:text-style-name="P3" draw:layer="layout" draw:type="line" svg:x1="17.5cm" svg:y1="9.756cm" svg:x2="17.501cm" svg:y2="6.8cm" draw:start-shape="id2" draw:start-glue-point="0" svg:d="m17500 9756 1-2956" svg:viewBox="0 0 2 2957">
          <text:p text:style-name="P1"/>
        </draw:connector>
        <draw:connector draw:style-name="gr2" draw:text-style-name="P3" draw:layer="layout" draw:type="line" svg:x1="17.501cm" svg:y1="5cm" svg:x2="17.501cm" svg:y2="3cm" draw:start-shape="id4" draw:start-glue-point="0" draw:end-shape="id5" draw:end-glue-point="2" svg:d="m17501 5000v-2000" svg:viewBox="0 0 1 2001">
          <text:p text:style-name="P1"/>
        </draw:connector>
        <draw:custom-shape draw:style-name="gr1" draw:text-style-name="P2" xml:id="id6" draw:id="id6" draw:layer="layout" svg:width="7.2cm" svg:height="2.2cm" svg:x="4.7cm" svg:y="20.2cm">
          <text:p text:style-name="P1"><text:span text:style-name="T1">EtnaRrhTest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7cm" svg:height="2.258cm" svg:x="15cm" svg:y="20.142cm">
          <text:p text:style-name="P1"><text:span text:style-name="T1">EtnaFtuTest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3cm" svg:y1="20.2cm" svg:x2="13.3cm" svg:y2="16.7cm" draw:start-shape="id6" draw:start-glue-point="0" svg:d="m8300 20200 5000-3500" svg:viewBox="0 0 5001 3501">
          <text:p/>
        </draw:connector>
        <draw:connector draw:style-name="gr2" draw:text-style-name="P3" draw:layer="layout" draw:type="line" svg:x1="18.5cm" svg:y1="20.142cm" svg:x2="13.3cm" svg:y2="16.7cm" draw:start-shape="id7" draw:start-glue-point="0" svg:d="m18500 20142-5200-3442" svg:viewBox="0 0 5201 3443">
          <text:p/>
        </draw:connector>
        <draw:custom-shape draw:style-name="gr1" draw:text-style-name="P2" xml:id="id8" draw:id="id8" draw:layer="layout" svg:width="8.8cm" svg:height="1.944cm" svg:x="3.9cm" svg:y="24.756cm">
          <text:p text:style-name="P1"><text:span text:style-name="T1">EtnaAluRrhTest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3cm" svg:y1="24.756cm" svg:x2="8.3cm" svg:y2="22.4cm" draw:start-shape="id8" draw:start-glue-point="0" draw:end-shape="id6" draw:end-glue-point="2" svg:d="m8300 24756v-2356" svg:viewBox="0 0 1 2357">
          <text:p/>
        </draw:connector>
        <draw:custom-shape draw:style-name="gr1" draw:text-style-name="P2" xml:id="id9" draw:id="id9" draw:layer="layout" svg:width="8.8cm" svg:height="1.944cm" svg:x="14.1cm" svg:y="24.756cm">
          <text:p text:style-name="P1"><text:span text:style-name="T1">EtnaAxisFtuTest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5cm" svg:y1="24.756cm" svg:x2="18.5cm" svg:y2="22.4cm" draw:start-shape="id9" draw:start-glue-point="0" draw:end-shape="id7" draw:end-glue-point="2" svg:d="m18500 24756v-2356" svg:viewBox="0 0 1 2357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61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609cm" fo:text-indent="0cm"/>
      <style:text-properties fo:font-size="4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56cm" fo:text-indent="0cm"/>
      <style:text-properties fo:font-size="36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04cm" fo:text-indent="0cm"/>
      <style:text-properties fo:font-size="3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6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8cm" svg:height="7.575cm" svg:x="2.185cm" svg:y="2.485cm"/>
      <draw:page-thumbnail draw:layer="backgroundobjects" svg:width="6.628cm" svg:height="7.575cm" svg:x="2.185cm" svg:y="11.061cm"/>
      <draw:page-thumbnail draw:layer="backgroundobjects" svg:width="6.628cm" svg:height="7.575cm" svg:x="2.185cm" svg:y="19.637cm"/>
      <draw:page-thumbnail draw:layer="backgroundobjects" svg:width="6.628cm" svg:height="7.575cm" svg:x="12.185cm" svg:y="2.485cm"/>
      <draw:page-thumbnail draw:layer="backgroundobjects" svg:width="6.628cm" svg:height="7.575cm" svg:x="12.185cm" svg:y="11.061cm"/>
      <draw:page-thumbnail draw:layer="backgroundobjects" svg:width="6.628cm" svg:height="7.575cm" svg:x="12.185cm" svg:y="19.637cm"/>
    </style:handout-master>
    <style:master-page style:name="Default" style:page-layout-name="PM1" draw:style-name="Mdp1">
      <draw:frame presentation:style-name="Default-title" draw:layer="backgroundobjects" svg:width="25.199cm" svg:height="5.342cm" svg:x="1.4cm" svg:y="1.275cm" presentation:class="title" presentation:placeholder="true">
        <draw:text-box/>
      </draw:frame>
      <draw:frame presentation:style-name="Default-outline1" draw:layer="backgroundobjects" svg:width="25.199cm" svg:height="18.56cm" svg:x="1.4cm" svg:y="7.488cm" presentation:class="outline" presentation:placeholder="true">
        <draw:text-box/>
      </draw:frame>
      <draw:frame presentation:style-name="Mpr1" draw:text-style-name="MP1" draw:layer="backgroundobjects" svg:width="6.523cm" svg:height="2.206cm" svg:x="1.4cm" svg:y="29.1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206cm" svg:x="9.576cm" svg:y="29.1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2.206cm" svg:x="20.076cm" svg:y="29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3-11-01T08:09:26</meta:creation-date>
    <dc:date>2014-07-02T14:38:21.439833038</dc:date>
    <dc:creator>Glyn DUrban</dc:creator>
    <meta:editing-duration>PT2H20M39S</meta:editing-duration>
    <meta:editing-cycles>8</meta:editing-cycles>
    <meta:generator>LibreOffice/4.1.4.2$Linux_X86_64 LibreOffice_project/0a0440ccc0227ad9829de5f46be37cfb6edcf72</meta:generator>
    <meta:document-statistic meta:object-count="40"/>
  </office:meta>
</office:document-meta>
</file>